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margin-top="0.199cm" fo:margin-bottom="0.199cm"/>
    </style:style>
    <style:style style:name="P14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6" style:family="paragraph" style:parent-style-name="Text_20_body">
      <style:paragraph-properties fo:margin-left="0cm" fo:margin-right="0cm" fo:text-indent="1.199cm" style:auto-text-indent="false"/>
    </style:style>
    <style:style style:name="P17" style:family="paragraph" style:parent-style-name="Text_20_body">
      <style:paragraph-properties fo:margin-left="1.323cm" fo:margin-right="0cm" fo:text-indent="1.199cm" style:auto-text-indent="false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margin-top="0.199cm" fo:margin-bottom="0.199cm"/>
    </style:style>
    <style:style style:name="P20" style:family="paragraph" style:parent-style-name="Heading_20_1">
      <style:text-properties fo:language="pt" fo:country="BR"/>
    </style:style>
    <style:style style:name="P21" style:family="paragraph" style:parent-style-name="Heading_20_1">
      <style:paragraph-properties fo:margin-left="0cm" fo:margin-right="0cm" fo:text-indent="0.499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language-complex="ar" style:country-complex="SA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Food Delivery Web</text:p>
      <text:p text:style-name="P2">Especificação de Caso de Uso</text:p>
      <text:p text:style-name="P5"/>
      <text:p text:style-name="P4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6">Caso de Uso “Manter formas de paga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  <table:table-row table:style-name="Tabela1.1">
          <table:table-cell table:style-name="Tabela1.A2" office:value-type="date" office:date-value="2009-10-17">
            <text:p text:style-name="P3">17/10/09</text:p>
          </table:table-cell>
          <table:table-cell table:style-name="Tabela1.C2" office:value-type="string">
            <text:p text:style-name="P3">1.1</text:p>
          </table:table-cell>
          <table:table-cell table:style-name="Tabela1.C2" office:value-type="string">
            <text:p text:style-name="P6">Revisão - Caso de Uso “Manter formas de paga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</table:table>
      <text:p text:style-name="P17"/>
      <text:p text:style-name="P9">Manter formas de pagamento</text:p>
      <text:h text:style-name="P20" text:outline-level="1">Breve Descrição</text:h>
      <text:p text:style-name="Text_20_body">Este caso de uso representa a manutenção dos dados referentes às formas de pagamento. Será demonstrado como efetuar inserção, alteração, exclusão e consulta das formas de pagamento.</text:p>
      <text:h text:style-name="P20" text:outline-level="1">Referências </text:h>
      <text:p text:style-name="Text_20_body">Não há.</text:p>
      <text:h text:style-name="P20" text:outline-level="1">Atores</text:h>
      <text:p text:style-name="Text_20_body">Administrador</text:p>
      <text:h text:style-name="P20" text:outline-level="1">Pré-condições</text:h>
      <text:p text:style-name="Text_20_body">O ator deve realizar login no sistema.</text:p>
      <text:h text:style-name="P20" text:outline-level="1">Fluxos de Eventos</text:h>
      <text:h text:style-name="Heading_20_2" text:outline-level="2">Fluxo Básico</text:h>
      <text:p text:style-name="Text_20_body">Este caso de uso começa quando o ator seleciona a opção “Formas de pagamento” no menu “Administração”:</text:p>
      <text:p text:style-name="P14">1. O sistema apresenta a grade com todos as formas de pagamento cadastradas, ordenando-as por código de identificação e data de cadastrado. As seguintes informações serão exibidas na grade: código; descrição; tipo (Cartão, Cheque, Dinheiro); <text:s/>desconto/acréscimo por utilizar aquela forma de pagamento; q<text:span text:style-name="T5">uantas parcelas o valor total pode ser dividido através <text:s/>da forma de pagamento (1x, 2x, 3x, Nx).</text:span></text:p>
      <text:list xml:id="list981048781" text:style-name="L1">
        <text:list-item>
          <text:list>
            <text:list-item>
              <text:list>
                <text:list-item>
                  <text:p text:style-name="P19">O sistema disponibilizará, em forma de ícone, a opção de inserir, alterar, <text:s/>remover e exibir detalhes.</text:p>
                </text:list-item>
                <text:list-item>
                  <text:p text:style-name="P19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0">A1 – Incluir</text:p>
      <text:p text:style-name="Text_20_body"><text:soft-page-break/>No passo 1 do fluxo básico: </text:p>
      <text:p text:style-name="P13">1. O ator clica no ícone de <text:span text:style-name="T4">incluir</text:span> “Forma de Pagamento”;</text:p>
      <text:p text:style-name="P14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4">3. O ator informa os valores dos dados.</text:p>
      <text:p text:style-name="P14">4. O ator clica no ícone para salvar os dados.</text:p>
      <text:p text:style-name="P14">5. O sistema inclui os dados na base de dados e exibe a mensagem “Forma de pagamento cadastrada com sucesso”.</text:p>
      <text:p text:style-name="P16">6. O sistema retorna ao passo 1 do fluxo básico. </text:p>
      <text:p text:style-name="P11">A2 – Alterar</text:p>
      <text:p text:style-name="Text_20_body">No passo 1 do fluxo básico: </text:p>
      <text:p text:style-name="P13">1. O ator clica no ícone de <text:span text:style-name="T4">alterar</text:span> “Forma de Pagamento”;</text:p>
      <text:p text:style-name="P14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4">3. O ator altera os valores dos dados.</text:p>
      <text:p text:style-name="P14">4. O ator seleciona a opção Salvar.</text:p>
      <text:p text:style-name="P14">5. O sistema altera os dados da forma de pagamento na base de dados e exibe a mensagem “Forma de pagamento alterada com sucesso”.</text:p>
      <text:p text:style-name="P15">6. O sistema retorna ao passo 1 do fluxo básico.</text:p>
      <text:p text:style-name="P12">A3 – Excluir</text:p>
      <text:p text:style-name="Text_20_body">No passo 1 do fluxo básico: </text:p>
      <text:p text:style-name="P13">1. O ator clica no ícone de <text:span text:style-name="T4">excluir</text:span> “Forma de Pagamento” da linha correspondente ao item que deseja remover;</text:p>
      <text:p text:style-name="P14">2. <text:span text:style-name="T3">O sistema valida a exclusão</text:span></text:p>
      <text:p text:style-name="P15">3. O sistema exclui as informações referentes àquela “Forma de Pagamento”.</text:p>
      <text:p text:style-name="P15">4. O sistema exibe a mensagem “Forma de Pagamento excluída com sucesso!”.</text:p>
      <text:p text:style-name="P15">6. O sistema retorna ao passo 1 do fluxo básico.</text:p>
      <text:p text:style-name="P12">A4 – Exibir Detalhes</text:p>
      <text:p text:style-name="Text_20_body">No passo 1 do fluxo básico: </text:p>
      <text:p text:style-name="P13">1. O ator clica no ícone de <text:span text:style-name="T4">exibir detalhes</text:span> correspondente ao item que deseja visualizar;</text:p>
      <text:p text:style-name="P14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4"><text:soft-page-break/>3. O sistema bloqueia os campos do formulário;</text:p>
      <text:p text:style-name="P15">4. O sistema retorna ao passo 1 do fluxo básico.</text:p>
      <text:h text:style-name="P21" text:outline-level="1">Pontos de <text:span text:style-name="T2">Extensão</text:span></text:h>
      <text:p text:style-name="Text_20_body">Não há.</text:p>
      <text:h text:style-name="P20" text:outline-level="1">Casos de Uso Incluídos</text:h>
      <text:p text:style-name="Text_20_body">Não há.</text:p>
      <text:h text:style-name="P20" text:outline-level="1">Pós-Condições</text:h>
      <text:p text:style-name="Text_20_body">Não há.</text:p>
      <text:h text:style-name="P20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10:06:57</dc:date>
    <meta:editing-cycles>65</meta:editing-cycles>
    <meta:editing-duration>PT02H36M19S</meta:editing-duration>
    <meta:generator>BrOffice.org/3.0$Linux OpenOffice.org_project/300m15$Build-9379</meta:generator>
    <meta:document-statistic meta:table-count="1" meta:image-count="0" meta:object-count="0" meta:page-count="3" meta:paragraph-count="70" meta:word-count="633" meta:character-count="3638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